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Footer">
      <style:paragraph-properties fo:text-align="start" style:justify-single-word="false"/>
      <style:text-properties fo:font-size="8pt" style:font-size-asian="8pt" style:font-size-complex="8pt"/>
    </style:style>
    <style:style style:name="P3" style:family="paragraph" style:parent-style-name="vastauskappale">
      <style:text-properties officeooo:rsid="001a4618"/>
    </style:style>
    <style:style style:name="P4" style:family="paragraph" style:parent-style-name="paaotsikko">
      <style:paragraph-properties fo:break-before="page"/>
    </style:style>
    <style:style style:name="P5" style:family="paragraph" style:parent-style-name="lomakeotsikko">
      <style:paragraph-properties fo:break-before="page"/>
    </style:style>
    <style:style style:name="P6" style:family="paragraph" style:parent-style-name="seloste">
      <style:text-properties officeooo:rsid="0018875b"/>
    </style:style>
    <style:style style:name="P7" style:family="paragraph" style:parent-style-name="seloste">
      <style:text-properties officeooo:rsid="001a4618"/>
    </style:style>
    <style:style style:name="P8" style:family="paragraph" style:parent-style-name="lomakeotsikko">
      <style:text-properties officeooo:rsid="001a4618"/>
    </style:style>
    <style:style style:name="P9" style:family="paragraph" style:parent-style-name="vastauskappale">
      <style:text-properties fo:font-weight="bold" officeooo:rsid="001c703b" officeooo:paragraph-rsid="001c703b" style:font-weight-asian="bold" style:font-weight-complex="bold"/>
    </style:style>
    <style:style style:name="P10" style:family="paragraph" style:parent-style-name="vastauskappale">
      <style:text-properties officeooo:rsid="001c703b" officeooo:paragraph-rsid="001c703b"/>
    </style:style>
    <style:style style:name="P11" style:family="paragraph" style:parent-style-name="vastauskappale">
      <style:text-properties officeooo:rsid="001dc91f" officeooo:paragraph-rsid="001dc91f"/>
    </style:style>
    <style:style style:name="P12" style:family="paragraph" style:parent-style-name="vastauskappale">
      <style:text-properties officeooo:rsid="001dc91f" officeooo:paragraph-rsid="001f3ef4"/>
    </style:style>
    <style:style style:name="P13" style:family="paragraph" style:parent-style-name="vastauskappale">
      <style:text-properties officeooo:rsid="001df6fe" officeooo:paragraph-rsid="001df6fe"/>
    </style:style>
    <style:style style:name="P14" style:family="paragraph" style:parent-style-name="vastauskappale">
      <style:text-properties officeooo:rsid="001f3ef4" officeooo:paragraph-rsid="001f3ef4"/>
    </style:style>
    <style:style style:name="P15" style:family="paragraph" style:parent-style-name="vastauskappale">
      <style:text-properties officeooo:rsid="002038f3" officeooo:paragraph-rsid="002038f3"/>
    </style:style>
    <style:style style:name="T1" style:family="text">
      <style:text-properties fo:color="#000000" fo:language="fi" fo:country="FI"/>
    </style:style>
    <style:style style:name="T2" style:family="text">
      <style:text-properties officeooo:rsid="00173a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aotsikko">Oma pelisuunnitelma</text:p>
      <text:p text:style-name="lomakeotsikko">Nimi</text:p>
      <text:p text:style-name="vastauskappale"/>
      <text:p text:style-name="paaotsikko">Pelin perustiedot</text:p>
      <text:p text:style-name="lomakeotsikko">Pelin nimi<text:tab/></text:p>
      <text:p text:style-name="P9">Ei ole päätetty</text:p>
      <text:p text:style-name="lomakeotsikko">Ikäsuositus</text:p>
      <text:p text:style-name="P9">Ei tietoa vielä</text:p>
      <text:p text:style-name="lomakeotsikko">Kohderyhmä</text:p>
      <text:p text:style-name="P10">Ihmiset</text:p>
      <text:p text:style-name="lomakeotsikko">Mitä kohderyhmästä pitäisi erityisesti huomioida?</text:p>
      <text:p text:style-name="vastauskappale"/>
      <text:p text:style-name="lomakeotsikko">Lajityypit</text:p>
      <text:p text:style-name="seloste">(Millaisiin lajityyppeihin peli voitaisiin luokitella?)</text:p>
      <text:p text:style-name="P10">Adventure</text:p>
      <text:p text:style-name="lomakeotsikko">Laitteistovaatimukset</text:p>
      <text:p text:style-name="seloste">(Millaista laitetasoa vaaditaan? Tarvittavat ohjaimet: voiko pelata näppäimistöllä, hiirellä, vai pitääkö olla joitain erityisiä laitteita, esim padi, ohjainsauva, ratti, polkimet ym. Onko pelissä verkkopelimahdollisuus vai onko kokonaan verkossa pelattava?</text:p>
      <text:p text:style-name="vastauskappale"/>
      <text:p text:style-name="lomakeotsikko"/>
      <text:p text:style-name="P4">Peliesittely</text:p>
      <text:p text:style-name="lomakeotsikko">Pelin esittely (mistä pelissä on kysymys):</text:p>
      <text:p text:style-name="P11">Pelaaja herää saarella jossa hän voi kävellä ympäri. Pelaaja löytää/tippuu luolaan jost pitää etsiä työkaluja ja materiaaleja veneen rakentamiseen sekä selvitä luolasta pois (ehkä joku boss fightti lopussa?)</text:p>
      <text:p text:style-name="lomakeotsikko">Kuvaile pelin pelaajalle asettamat tavoitteet</text:p>
      <text:p text:style-name="seloste">(Esim. rakentaa kaupunki)</text:p>
      <text:p text:style-name="P11">Löytää työkalut ja materiaalit venettä varten sekä selvitä luolasta pois</text:p>
      <text:p text:style-name="lomakeotsikko">Kuvaile pelin tunnelmaa</text:p>
      <text:p text:style-name="P13">Saari on autio mutta ihan mukava, luola on vähän pelottava, autio ja siellä on selvästi ollut joku mutta ei isompaa rakennusta.</text:p>
      <text:p text:style-name="lomakeotsikko">Millaisilla keinoilla tunnelma saadaan aikaan?</text:p>
      <text:p text:style-name="P13">Luola on aika pimeä jossa on pientä luonnollista valaistusta, luolassa on myös vanhoja tavaroita ja hämähäkkejä/lepakoita/jotain muuta</text:p>
      <text:p text:style-name="lomakeotsikko">Mitä uutta ja omaperäistä pelissä on?</text:p>
      <text:p text:style-name="seloste">(Siis miksi peli kannattaisi toteuttaa?)</text:p>
      <text:p text:style-name="vastauskappale"/>
      <text:p text:style-name="paaotsikko">Pelin kulku ja rakenne</text:p>
      <text:p text:style-name="lomakeotsikko">Kirjoita pelin tarinan pääpiirteet.</text:p>
      <text:p text:style-name="seloste">(Jos peliin on tarkoitus kirjoittaa tarina)</text:p>
      <text:p text:style-name="P12">Pelaaja herää saarella jossa hän voi kävellä ympäri. Pelaaja löytää/tippuu luolaan jost pitää etsiä työkaluja ja materiaaleja veneen rakentamiseen sekä selvitä luolasta pois (ehkä joku boss fightti lopussa?)</text:p>
      <text:p text:style-name="lomakeotsikko">Millainen pelimaailma on? </text:p>
      <text:p text:style-name="seloste">(”maisema”, paikat, rakennukset. Onko maailma rajattu vai ”ääretön”, laajeneva)</text:p>
      <text:p text:style-name="P14">Saarella jumissa josta löytyy luola. </text:p>
      <text:p text:style-name="P8">Hahmottele pelimaailma kuvilla</text:p>
      <text:p text:style-name="P7">(konseptikuvat, kartta, pohjapiirros tms.)</text:p>
      <text:p text:style-name="P3"/>
      <text:p text:style-name="lomakeotsikko">Miten pelimaailmassa liikutaan?</text:p>
      <text:p text:style-name="seloste">(Onko liikkumista rajoitettu vai voiko mennä mihin vain)</text:p>
      <text:p text:style-name="P14">Saaren sisällä ja kun luolaan menee niin luolasta ei välttämättä pääse pois?</text:p>
      <text:p text:style-name="lomakeotsikko">Miten pelaajan liikkumista rajoitetaan? Anna esimerkkejä.</text:p>
      <text:p text:style-name="seloste">(ovet, kivenjärkäleet, vesistöt ym. )</text:p>
      <text:p text:style-name="P14">Vesistöt ja tiputus luolaan?</text:p>
      <text:p text:style-name="lomakeotsikko"><text:soft-page-break/>Millainen aika pelimaailmassa vallitsee? Kuvaile</text:p>
      <text:p text:style-name="seloste">(Reaaliaikainen, vuoropohjainen, oma aika, nopeutettu hidastettu, muu)</text:p>
      <text:p text:style-name="P15">Oma aika</text:p>
      <text:p text:style-name="lomakeotsikko"/>
      <text:p text:style-name="P5">Kuvaile pelin alkutila?</text:p>
      <text:p text:style-name="seloste"><text:s/>(Kuvaa pelin alkutilanne mistä lähdetään liikkeelle. Onko erillinen intro? Missä pelaaja on/sijaitsee <text:s/>alkutilanteessa?)</text:p>
      <text:p text:style-name="P15">Saaren reunalla herää ilman tapaa poistua sieltä</text:p>
      <text:p text:style-name="lomakeotsikko">Kuvaile pelin lopputila?</text:p>
      <text:p text:style-name="seloste">(Kuvaa pelin lopputila. Missä pelaajan pitäisi olla pelin loppuessa. Mikä on pelin lopetusehto, siis koska peli loppuu.)</text:p>
      <text:p text:style-name="P15">Lähtemässä saarelta pois veneen avulla?</text:p>
      <text:p text:style-name="lomakeotsikko">Kuvaile karkeasti pelin kulku.</text:p>
      <text:p text:style-name="seloste">(esim. pelisession kulku, pelikerran kulku)</text:p>
      <text:p text:style-name="P15">Pelaaja tutkii saarta, löytää luolan ja menee/tippuu sinne, löytää työkaluja ja materiaalia, pakenee luolasta, rakentaa veneen ja lähtee saarelta toiseen</text:p>
      <text:p text:style-name="lomakeotsikko">Onko pelissä vaihtoehtoisia tapoja ratkaista asioita?</text:p>
      <text:p text:style-name="seloste">(Jos on anna kolme esimerkkiä)</text:p>
      <text:p text:style-name="P15">Ei(?)</text:p>
      <text:p text:style-name="lomakeotsikko">Muuttuuko vaikeustaso pelin edetessä?</text:p>
      <text:p text:style-name="seloste">(Jos muuttuu, niin miten?)</text:p>
      <text:p text:style-name="P15">Ensin voi seikkailla saarella vapaasti ja kun luolaan pääsee niin löytää vastustajia (näkee vähemmän?) ja ehkä boss fight</text:p>
      <text:p text:style-name="lomakeotsikko">Millä tavalla pelimaailmaa voi muokata?</text:p>
      <text:p text:style-name="seloste">(voiko valita vaikeustasot, voiko pelin asetuksilla muuttaa sääntöjä, voiko luoda omia tasoja tai modeja)</text:p>
      <text:p text:style-name="vastauskappale"/>
      <text:p text:style-name="lomakeotsikko">Kuinka usein pelin voi tallettaa?</text:p>
      <text:p text:style-name="vastauskappale"/>
      <text:p text:style-name="lomakeotsikko">Onko peliin määrätty talletuspisteet ja jos on niin minkälaisiin paikkoihin/kuinka usein?</text:p>
      <text:p text:style-name="vastauskappale"/>
      <text:p text:style-name="lomakeotsikko">Onko talletuksien lukumäärälle ylärajaa? Mikä?</text:p>
      <text:p text:style-name="vastauskappale"/>
      <text:p text:style-name="lomakeotsikko">Miten pelin tasot (levelit) toteutetaan?</text:p>
      <text:p text:style-name="seloste">(Millaisia tasoja pelissä on, miten pelaaja etenee tasolta toiselle)</text:p>
      <text:p text:style-name="vastauskappale"/>
      <text:p text:style-name="lomakeotsikko">Millaisia resursseja pelissä on?</text:p>
      <text:p text:style-name="vastauskappale"/>
      <text:p text:style-name="lomakeotsikko">Kuvaile miten pelin resurssitalous toimii.</text:p>
      <text:p text:style-name="seloste">(Resurssien luonti, tuhoaminen, siirto, kauppa ja muunto toisiksi resursseiksi)</text:p>
      <text:p text:style-name="vastauskappale"/>
      <text:p text:style-name="lomakeotsikko">Millainen inventaariosysteemi on pelin aikana löytyville esineille ja resursseille. Kuvaile systeemi ja sen käyttö.</text:p>
      <text:p text:style-name="vastauskappale"/>
      <text:p text:style-name="lomakeotsikko">Millaisia vastustajia pelissä on?</text:p>
      <text:p text:style-name="seloste"><text:soft-page-break/>(Tietokonevastustajat, statistit ym.)</text:p>
      <text:p text:style-name="vastauskappale"/>
      <text:p text:style-name="lomakeotsikko"/>
      <text:p text:style-name="lomakeotsikko"/>
      <text:p text:style-name="lomakeotsikko"/>
      <text:p text:style-name="lomakeotsikko">Miten pelivastustajat toteutetaan? </text:p>
      <text:p text:style-name="seloste">(Onko pelivastustajille tehty luonteenpiirteitä, minkä tasoinen tekoäly niillä tuntuisi olevan. Siis ovatko vastustajina helppoja keskinkertaisia vai vaikeita)</text:p>
      <text:p text:style-name="vastauskappale"/>
      <text:p text:style-name="lomakeotsikko">Onko vastustajien taso säädettävissä? </text:p>
      <text:p text:style-name="seloste">(Tasovaihtoehdot)</text:p>
      <text:p text:style-name="vastauskappale"/>
      <text:p text:style-name="lomakeotsikko">Miten säätö toteutetaan?</text:p>
      <text:p text:style-name="vastauskappale"/>
      <text:p text:style-name="lomakeotsikko">Miten pelaajan menestymistä seurataan?</text:p>
      <text:p text:style-name="seloste">(mitä menestymisellä tarkoitetaan?)</text:p>
      <text:p text:style-name="vastauskappale"/>
      <text:p text:style-name="lomakeotsikko">Miten pelin pisteidenlasku on toteutettu?</text:p>
      <text:p text:style-name="seloste">(highScoret, elämät ym)</text:p>
      <text:p text:style-name="vastauskappale"/>
      <text:p text:style-name="paaotsikko">Käyttöliittymä</text:p>
      <text:p text:style-name="lomakeotsikko">Hahmottele pelin käyttöliittymää konseptikuvituksen avulla</text:p>
      <text:p text:style-name="seloste">(Voit liittää kuvat dokumenttiin joko käsin piirrettynä tai voit kuvata ne opettajan koneessa olevalla dokumenttikameralla ja liittää dokumenttiin. <text:span text:style-name="T2">Piirrä vähintään 5 kuvaa</text:span>)</text:p>
      <text:p text:style-name="vastauskappale"/>
      <text:p text:style-name="lomakeotsikko">Millä tavoilla pelin tilamuutokset esitetään pelaajalle?</text:p>
      <text:p text:style-name="seloste">(voit myös piirtää hahmotelmia)</text:p>
      <text:p text:style-name="vastauskappale"/>
      <text:p text:style-name="lomakeotsikko">Esitä joko luetteloiden, kuvien tai kaavioiden avulla pelin valikkorakenteet.</text:p>
      <text:p text:style-name="seloste">(Kuinka pelissä valitaan toiminnot?)</text:p>
      <text:p text:style-name="vastauskappale"/>
      <text:p text:style-name="lomakeotsikko">Kuvaa valikoiden siirtymät keskustelukaavioilla</text:p>
      <text:p text:style-name="P6">(piirrä kuva)</text:p>
      <text:p text:style-name="vastauskappale"/>
      <text:p text:style-name="lomakeotsikko">Millaisilla kontrolleilla peliä ohjataan?</text:p>
      <text:p text:style-name="vastauskappale"/>
      <text:p text:style-name="lomakeotsikko">Miten kontrolleja voidaan säätää?</text:p>
      <text:p text:style-name="vastauskappale"/>
      <text:p text:style-name="lomakeotsikko"><text:soft-page-break/></text:p>
      <text:p text:style-name="P4">Pelin äänimaailma</text:p>
      <text:p text:style-name="lomakeotsikko">Hahmottele miten ääniä käytetään tunnelman luonnissa?</text:p>
      <text:p text:style-name="vastauskappale"/>
      <text:p text:style-name="lomakeotsikko">Onko pelissä teemamusiikkia?</text:p>
      <text:p text:style-name="seloste">(jos on niin millaista?)</text:p>
      <text:p text:style-name="vastauskappale"/>
      <text:p text:style-name="lomakeotsikko">Millaisia ääniefektejä pelissä on?</text:p>
      <text:p text:style-name="vastauskappale"/>
      <text:p text:style-name="lomakeotsikko">Hahmottele miten ääniefektit liittyvät pelitilanteisiin?</text:p>
      <text:p text:style-name="seloste">(Esimerkiksi missä tilanteessa mikäkin efekti tulee)</text:p>
      <text:p text:style-name="vastauskappale"/>
      <text:p text:style-name="paaotsikko">Peligrafiikka</text:p>
      <text:p text:style-name="lomakeotsikko">Hahmottele pelin graafista ilmettä</text:p>
      <text:p text:style-name="seloste">(voit käyttää konseptikuvitusta)</text:p>
      <text:p text:style-name="vastauskappale"/>
      <text:p text:style-name="lomakeotsikko">Millaisia graafisia erikoisefektejä peliin tulee?</text:p>
      <text:p text:style-name="vastauskappale"/>
      <text:p text:style-name="lomakeotsikko">Millaisissa tilanteissa erikoisefektejä käytetään?</text:p>
      <text:p text:style-name="vastauskappale"/>
      <text:p text:style-name="lomakeotsikko"/>
      <text:p text:style-name="paaotsikko">Esteettömyys</text:p>
      <text:p text:style-name="lomakeotsikko">Miten erilaiset käyttäjäryhmät huomioidaan?</text:p>
      <text:p text:style-name="seloste">(huono näkö tai kuulo, yksi käsi ym.)</text:p>
      <text:p text:style-name="vastauskappale"/>
      <text:p text:style-name="lomakeotsikko">Mitä asetuksia pelissä voi säätää?</text:p>
      <text:p text:style-name="seloste">(Saako selostukset ääninä ja päinvastoin, ovatko kontrollit konfiguroitavissa, näyttötilat valittavissa, fontit?)</text:p>
      <text:p text:style-name="vastauskappale"/>
      <text:p text:style-name="lomakeotsikko">Millaista osaamista tai yleissivistystä peli vaatii? </text:p>
      <text:p text:style-name="vastauskappale"/>
      <text:p text:style-name="paaotsikko"><text:soft-page-break/>Opittavuus</text:p>
      <text:p text:style-name="lomakeotsikko">Miten pelaajaa opastetaan? Millaisia aputoimintoja peliin tehdään?</text:p>
      <text:p text:style-name="vastauskappale"/>
      <text:p text:style-name="lomakeotsikko">Kuinka pelin opittavuutta tuetaan?</text:p>
      <text:p text:style-name="seloste"><text:s/>(Autetaanko pelaajaa oppimaan pelin säännöt? Onko pelissä tutoriaalitasoja? Miten toteutettu? Onko erillisiä tutoriaaleja)</text:p>
      <text:p text:style-name="vastauskappale"/>
      <text:p text:style-name="paaotsikko">Muita kommentteja</text:p>
      <text:p text:style-name="lomakeotsikko">Muita huomioita</text:p>
      <text:p text:style-name="vastauskapp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makeotsikko" style:family="paragraph" style:parent-style-name="Text" style:next-style-name="vastauskappale" style:master-page-name="">
      <loext:graphic-properties draw:fill="none" draw:fill-color="#cfe7f5"/>
      <style:paragraph-properties fo:margin-top="0cm" fo:margin-bottom="0cm" loext:contextual-spacing="false" style:page-number="auto" fo:background-color="transparent" style:shadow="none"/>
      <style:text-properties fo:font-size="14pt" fo:font-style="normal" fo:font-weight="bold"/>
    </style:style>
    <style:style style:name="Text" style:family="paragraph" style:parent-style-name="Caption" style:class="extra"/>
    <style:style style:name="seloste" style:family="paragraph" style:parent-style-name="Text" style:next-style-name="vastauskappale" style:master-page-name="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style:page-number="auto" fo:background-color="transparent" style:shadow="none">
        <style:tab-stops/>
        <style:drop-cap/>
      </style:paragraph-properties>
      <style:text-properties fo:font-size="10pt" fo:font-style="normal"/>
    </style:style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alaotsikko" style:family="paragraph" style:parent-style-name="Text" style:next-style-name="vastauskappale" style:default-outline-level="" style:list-style-name="List_20_1">
      <loext:graphic-properties draw:fill="none" draw:fill-color="#cfe7f5"/>
      <style:paragraph-properties fo:background-color="transparent">
        <style:tab-stops/>
      </style:paragraph-properties>
      <style:text-properties fo:font-size="12pt" fo:font-style="normal" fo:font-weight="normal"/>
    </style:style>
    <style:style style:name="vastauskappale" style:family="paragraph" style:parent-style-name="Text_20_body">
      <loext:graphic-properties draw:fill="none" draw:fill-color="#cfe7f5"/>
      <style:paragraph-properties fo:background-color="transparent" fo:padding="0.049cm" fo:border="0.06pt solid #000000" style:shadow="none"/>
      <style:text-properties fo:color="#000080" style:font-size-asian="10.5pt"/>
    </style:style>
    <style:style style:name="paaotsikko" style:family="paragraph" style:parent-style-name="Heading" style:next-style-name="lomakeotsikko" style:master-page-name="">
      <loext:graphic-properties draw:fill="solid" draw:fill-color="#e6e6e6" draw:opacity="100%"/>
      <style:paragraph-properties fo:margin-top="0.7cm" fo:margin-bottom="0.21cm" loext:contextual-spacing="false" fo:line-height="200%" style:page-number="auto" fo:background-color="#e6e6e6"/>
      <style:text-properties fo:font-size="16pt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uettelot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Segoe UI'" style:font-style-name="Normaali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Segoe UI'" style:font-style-name="Normaali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8pt" style:font-size-asian="8pt" style:font-size-complex="8pt"/>
    </style:style>
    <style:style style:name="MP2" style:family="paragraph" style:parent-style-name="Footer">
      <style:paragraph-properties fo:text-align="start" style:justify-single-word="false"/>
      <style:text-properties fo:font-size="8pt" style:font-size-asian="8pt" style:font-size-complex="8pt"/>
    </style:style>
    <style:style style:name="MT1" style:family="text">
      <style:text-properties fo:color="#000000" fo:language="fi" fo:country="F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ext:p text:style-name="MP1">Pelisuunnittelu<text:tab/><text:page-number text:select-page="current">4</text:page-number>(<text:page-count>8</text:page-count>)</text:p>
      </style:header>
      <style:footer>
        <text:p text:style-name="MP2"><text:span text:style-name="MT1">Pelisuunnittelulomake <text:s/>© 2012 I. Heliö </text:span><text:span text:style-name="MT1"><text:date style:data-style-name="N36" text:date-value="2012-08-26T21:17:09.720000014" text:fixed="true">26.08.2012</text:date></text:span><text:span text:style-name="MT1"> <text:tab/><text:tab/></text:span><text:date style:data-style-name="N36" text:date-value="2017-03-30T13:45:28.955000150">30.03.2017</text:date> <text:s text:c="2"/><text:time style:data-style-name="N40" text:time-value="2017-03-30T13:45:28.955000150">13:41</text:ti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6T10:35:04.73</meta:creation-date>
    <dc:date>2017-03-30T13:43:47.467000000</dc:date>
    <meta:editing-duration>PT6H29M33S</meta:editing-duration>
    <meta:editing-cycles>47</meta:editing-cycles>
    <meta:generator>LibreOffice/5.1.6.2$Windows_x86 LibreOffice_project/07ac168c60a517dba0f0d7bc7540f5afa45f0909</meta:generator>
    <meta:document-statistic meta:table-count="0" meta:image-count="0" meta:object-count="0" meta:page-count="8" meta:paragraph-count="119" meta:word-count="722" meta:character-count="5961" meta:non-whitespace-character-count="5344"/>
  </office:meta>
</office:document-meta>
</file>